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bullet-char="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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top="0.1388in"/>
    </style:style>
    <style:style style:name="T2" style:parent-style-name="DefaultParagraphFont" style:family="text">
      <style:text-properties style:font-name="Cambria" fo:font-weight="bold" style:font-weight-asian="bold" fo:color="#4F81BD" fo:font-size="13pt" style:font-size-asian="13pt"/>
    </style:style>
    <style:style style:name="P3" style:parent-style-name="Standard" style:family="paragraph">
      <style:text-properties style:font-name="Calibri" fo:font-size="11pt" style:font-size-asian="11pt"/>
    </style:style>
    <style:style style:name="P4" style:parent-style-name="Standard" style:family="paragraph">
      <style:text-properties style:font-name="Calibri" fo:font-size="11pt" style:font-size-asian="11pt"/>
    </style:style>
    <style:style style:name="P5" style:parent-style-name="Standard" style:family="paragraph">
      <style:text-properties style:font-name="Calibri" fo:font-size="11pt" style:font-size-asian="11pt"/>
    </style:style>
    <style:style style:name="P6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alibri" fo:font-size="11pt" style:font-size-asian="11pt"/>
    </style:style>
    <style:style style:name="P7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alibri" fo:font-size="11pt" style:font-size-asian="11pt"/>
    </style:style>
    <style:style style:name="P8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  <style:tab-stop style:type="right" style:position="5.793in"/>
        </style:tab-stops>
      </style:paragraph-properties>
      <style:text-properties style:font-name="Calibri" fo:font-size="11pt" style:font-size-asian="11pt"/>
    </style:style>
    <style:style style:name="P9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  <style:tab-stop style:type="right" style:position="5.793in"/>
        </style:tab-stops>
      </style:paragraph-properties>
      <style:text-properties style:font-name="Calibri" fo:font-size="11pt" style:font-size-asian="11pt"/>
    </style:style>
    <style:style style:name="P10" style:parent-style-name="Standard" style:family="paragraph">
      <style:paragraph-properties>
        <style:tab-stops>
          <style:tab-stop style:type="right" style:position="6.293in"/>
        </style:tab-stops>
      </style:paragraph-properties>
      <style:text-properties style:font-name="Calibri" fo:font-size="11pt" style:font-size-asian="11pt"/>
    </style:style>
    <style:style style:name="P11" style:parent-style-name="Standard" style:family="paragraph">
      <style:paragraph-properties>
        <style:tab-stops>
          <style:tab-stop style:type="right" style:position="6.293in"/>
        </style:tab-stops>
      </style:paragraph-properties>
    </style:style>
    <style:style style:name="T12" style:parent-style-name="DefaultParagraphFont" style:family="text">
      <style:text-properties style:font-name="Calibri" fo:font-size="11pt" style:font-size-asian="11pt"/>
    </style:style>
    <style:style style:name="T13" style:parent-style-name="DefaultParagraphFont" style:family="text">
      <style:text-properties style:font-name="Calibri" fo:font-size="11pt" style:font-size-asian="11pt"/>
    </style:style>
    <style:style style:name="T14" style:parent-style-name="DefaultParagraphFont" style:family="text">
      <style:text-properties style:font-name="Calibri" fo:font-style="italic" style:font-style-asian="italic" fo:font-size="11pt" style:font-size-asian="11pt"/>
    </style:style>
    <style:style style:name="P15" style:parent-style-name="Standard" style:family="paragraph">
      <style:paragraph-properties fo:margin-top="0.0833in" fo:line-height="115%">
        <style:tab-stops>
          <style:tab-stop style:type="right" style:position="6.293in"/>
        </style:tab-stops>
      </style:paragraph-properties>
      <style:text-properties style:font-name="Calibri" fo:font-size="11pt" style:font-size-asian="11pt"/>
    </style:style>
    <style:style style:name="P16" style:parent-style-name="Standard" style:family="paragraph">
      <style:text-properties style:font-name="Arial" fo:color="#000000" fo:font-size="18pt" style:font-size-asian="18pt"/>
    </style:style>
    <style:style style:name="T17" style:parent-style-name="DefaultParagraphFont" style:family="text">
      <style:text-properties style:font-name="Arial" fo:color="#000000" fo:font-size="18pt" style:font-size-asian="18pt"/>
    </style:style>
    <style:style style:name="T18" style:parent-style-name="DefaultParagraphFont" style:family="text">
      <style:text-properties style:font-name="Times New Roman" fo:color="#000000" fo:font-size="13.5pt" style:font-size-asian="13.5pt"/>
    </style:style>
    <style:style style:name="T19" style:parent-style-name="DefaultParagraphFont" style:family="text">
      <style:text-properties style:font-name="Arial" fo:font-weight="bold" style:font-weight-asian="bold" fo:color="#000000" fo:font-size="11.5pt" style:font-size-asian="11.5pt"/>
    </style:style>
    <style:style style:name="P20" style:parent-style-name="Standard" style:family="paragraph">
      <style:text-properties style:font-name="Arial" fo:color="#000000" fo:font-size="11.5pt" style:font-size-asian="11.5pt"/>
    </style:style>
    <style:style style:name="P21" style:parent-style-name="Standard" style:list-style-name="LFO2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1.5pt" style:font-size-asian="11.5pt"/>
    </style:style>
    <style:style style:name="P22" style:parent-style-name="Standard" style:list-style-name="LFO1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1.5pt" style:font-size-asian="11.5pt"/>
    </style:style>
    <style:style style:name="P23" style:parent-style-name="Standard" style:list-style-name="LFO1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1.5pt" style:font-size-asian="11.5pt"/>
    </style:style>
    <style:style style:name="P24" style:parent-style-name="Standard" style:list-style-name="LFO3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1.5pt" style:font-size-asian="11.5pt"/>
    </style:style>
    <style:style style:name="P25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26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T27" style:parent-style-name="DefaultParagraphFont" style:family="text">
      <style:text-properties style:font-name="Arial" fo:font-weight="bold" style:font-weight-asian="bold" fo:color="#000000" fo:font-size="11.5pt" style:font-size-asian="11.5pt"/>
    </style:style>
    <style:style style:name="P28" style:parent-style-name="Standard" style:list-style-name="LFO4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1.5pt" style:font-size-asian="11.5pt"/>
    </style:style>
    <style:style style:name="P29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30" style:parent-style-name="Standard" style:list-style-name="LFO3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1.5pt" style:font-size-asian="11.5pt"/>
    </style:style>
    <style:style style:name="P31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32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T33" style:parent-style-name="DefaultParagraphFont" style:family="text">
      <style:text-properties style:font-name="Arial" fo:font-weight="bold" style:font-weight-asian="bold" fo:color="#000000" fo:font-size="11.5pt" style:font-size-asian="11.5pt"/>
    </style:style>
    <style:style style:name="P34" style:parent-style-name="Standard" style:list-style-name="LFO5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color="#000000" fo:font-size="11.5pt" style:font-size-asian="11.5pt"/>
    </style:style>
    <style:style style:name="P35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36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37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T38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39" style:parent-style-name="Standard" style:list-style-name="LFO6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40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41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42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T43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44" style:parent-style-name="Standard" style:list-style-name="LFO7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45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46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T47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48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49" style:parent-style-name="Standard" style:list-style-name="LFO8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50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51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52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T53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54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55" style:parent-style-name="Standard" style:list-style-name="LFO9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56" style:parent-style-name="Standard" style:family="paragraph">
      <style:text-properties style:font-name="Arial" fo:font-size="11.5pt" style:font-size-asian="11.5pt"/>
    </style:style>
    <style:style style:name="T57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58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59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60" style:parent-style-name="Standard" style:list-style-name="LFO10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61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2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3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4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T65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66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67" style:parent-style-name="Standard" style:list-style-name="LFO10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68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9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70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71" style:parent-style-name="Standard" style:list-style-name="LFO6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72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P73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T74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75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76" style:parent-style-name="Standard" style:list-style-name="LFO10" style:family="paragraph">
      <style:paragraph-properties fo:margin-top="0.0694in" fo:margin-bottom="0.0694in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77" style:parent-style-name="Standard" style:list-style-name="LFO6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78" style:parent-style-name="Standard" style:list-style-name="LFO6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79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P80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P81" style:parent-style-name="Standard" style:family="paragraph">
      <style:text-properties style:font-name="Calibri" fo:font-size="11pt" style:font-size-asian="11pt"/>
    </style:style>
    <style:style style:name="P82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  <style:style style:name="P83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  <style:style style:name="P84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  <style:style style:name="P85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</office:automatic-styles>
  <office:body>
    <office:text text:use-soft-page-breaks="true">
      <text:p text:style-name="P1"><text:span text:style-name="T2">Introduction <text:s/></text:span></text:p>
      <text:p text:style-name="P3">The purpose of this document is to orient the developers about what functionalities have been implemented. This is done using a series of dates illustrating what is completed with a short description.</text:p>
      <text:p text:style-name="P4"/>
      <text:p text:style-name="P5">If the reader lacks basic familiarity<text:s/>with the application, please do read the following:</text:p>
      <text:list text:style-name="LFO1" text:continue-numbering="true">
        <text:list-item>
          <text:p text:style-name="P6">System design document</text:p>
        </text:list-item>
        <text:list-item>
          <text:p text:style-name="P7">Requirements and Analysis Document</text:p>
        </text:list-item>
        <text:list-item>
          <text:p text:style-name="P8">Developer's Guide</text:p>
        </text:list-item>
        <text:list-item>
          <text:p text:style-name="P9">Manual</text:p>
        </text:list-item>
      </text:list>
      <text:p text:style-name="P10"/>
      <text:p text:style-name="P11"><text:span text:style-name="T12">All of this documents are stored, maintained and periodically updated and can be retrieved through a public reposito</text:span><text:span text:style-name="T13">ry.<text:s/></text:span><text:span text:style-name="T14">https://github.com/danwar/JohannesCO/tree/master/docs</text:span></text:p>
      <text:p text:style-name="P15"/>
      <text:p text:style-name="P16"/>
      <text:p text:style-name="Standard"><text:span text:style-name="T17">Burn log</text:span><text:span text:style-name="T18"><text:line-break/></text:span></text:p>
      <text:p text:style-name="Standard"><text:span text:style-name="T19">17/4</text:span></text:p>
      <text:p text:style-name="P20"/>
      <text:list text:style-name="LFO1">
        <text:list-item>
          <text:p text:style-name="P21">Program installable</text:p>
        </text:list-item>
        <text:list-item>
          <text:p text:style-name="P22">Program startable</text:p>
        </text:list-item>
        <text:list-item>
          <text:p text:style-name="P23">Program does not crash when started</text:p>
        </text:list-item>
      </text:list>
      <text:list text:style-name="LFO3" text:continue-numbering="true">
        <text:list-item>
          <text:p text:style-name="P24">Created SchemaActivity</text:p>
          <text:list text:continue-numbering="true">
            <text:list-item>
              <text:p text:style-name="P25">Fields for displaying time<text:s/>(not working)</text:p>
            </text:list-item>
            <text:list-item>
              <text:p text:style-name="P26">input of<text:s/>time is implemented</text:p>
            </text:list-item>
          </text:list>
        </text:list-item>
      </text:list>
      <text:p text:style-name="Standard"><text:span text:style-name="T27">18/4</text:span></text:p>
      <text:list text:style-name="LFO3">
        <text:list-item>
          <text:p text:style-name="P28">Created MenuActivity</text:p>
          <text:list text:continue-numbering="true">
            <text:list-item>
              <text:p text:style-name="P29">menu connected to the SchemaActivity</text:p>
            </text:list-item>
          </text:list>
        </text:list-item>
        <text:list-item>
          <text:p text:style-name="P30">SchemaActivity</text:p>
          <text:list text:continue-numbering="true">
            <text:list-item>
              <text:p text:style-name="P31">correct function for displaying time</text:p>
            </text:list-item>
            <text:list-item>
              <text:p text:style-name="P32">weekdays</text:p>
            </text:list-item>
          </text:list>
        </text:list-item>
      </text:list>
      <text:p text:style-name="Standard"><text:span text:style-name="T33">19/4</text:span></text:p>
      <text:list text:style-name="LFO3">
        <text:list-item>
          <text:p text:style-name="P34">SchemaActivity</text:p>
          <text:list text:continue-numbering="true">
            <text:list-item>
              <text:p text:style-name="P35">headings</text:p>
            </text:list-item>
            <text:list-item>
              <text:p text:style-name="P36">improved layout</text:p>
            </text:list-item>
            <text:list-item>
              <text:p text:style-name="P37">more efficient code</text:p>
            </text:list-item>
          </text:list>
        </text:list-item>
      </text:list>
      <text:p text:style-name="Standard"><text:span text:style-name="T38">25/4</text:span></text:p>
      <text:list text:style-name="LFO6" text:continue-numbering="true">
        <text:list-item>
          <text:p text:style-name="P39">SleepInfo</text:p>
          <text:list text:continue-numbering="true">
            <text:list-item>
              <text:p text:style-name="P40">information</text:p>
            </text:list-item>
            <text:list-item>
              <text:p text:style-name="P41">improved layout</text:p>
            </text:list-item>
            <text:list-item>
              <text:p text:style-name="P42">buttons</text:p>
            </text:list-item>
          </text:list>
        </text:list-item>
      </text:list>
      <text:p text:style-name="Standard"><text:span text:style-name="T43">26/4</text:span></text:p>
      <text:soft-page-break/>
      <text:list text:style-name="LFO6">
        <text:list-item>
          <text:p text:style-name="P44">MVC test refactor</text:p>
          <text:list text:continue-numbering="true">
            <text:list-item>
              <text:p text:style-name="P45">new architecture</text:p>
            </text:list-item>
            <text:list-item>
              <text:p text:style-name="P46">restructure of code</text:p>
            </text:list-item>
          </text:list>
        </text:list-item>
      </text:list>
      <text:p text:style-name="Standard"><text:span text:style-name="T47">10/5</text:span><text:span text:style-name="T48"><text:tab/></text:span></text:p>
      <text:list text:style-name="LFO6">
        <text:list-item>
          <text:p text:style-name="P49">alarm improved functions</text:p>
          <text:list text:continue-numbering="true">
            <text:list-item>
              <text:p text:style-name="P50">basic alarm function</text:p>
            </text:list-item>
            <text:list-item>
              <text:p text:style-name="P51">test of multiple alarm <text:s/></text:p>
            </text:list-item>
            <text:list-item>
              <text:p text:style-name="P52">buttons</text:p>
            </text:list-item>
          </text:list>
        </text:list-item>
      </text:list>
      <text:p text:style-name="Standard"><text:span text:style-name="T53">10/5</text:span><text:span text:style-name="T54"><text:tab/></text:span></text:p>
      <text:list text:style-name="LFO6">
        <text:list-item>
          <text:p text:style-name="P55">buttons and navigation</text:p>
        </text:list-item>
      </text:list>
      <text:p text:style-name="P56"/>
      <text:p text:style-name="Standard"><text:span text:style-name="T57">16/5</text:span><text:span text:style-name="T58"><text:tab/>#V.1.1</text:span><text:span text:style-name="T59"><text:tab/></text:span></text:p>
      <text:list text:style-name="LFO6">
        <text:list-item>
          <text:p text:style-name="P60">alarm information and layout</text:p>
          <text:list text:continue-numbering="true">
            <text:list-item>
              <text:p text:style-name="P61">information</text:p>
            </text:list-item>
            <text:list-item>
              <text:p text:style-name="P62">better<text:s/>layout</text:p>
            </text:list-item>
            <text:list-item>
              <text:p text:style-name="P63">buttons</text:p>
            </text:list-item>
          </text:list>
        </text:list-item>
      </text:list>
      <text:p text:style-name="P64"/>
      <text:p text:style-name="Standard"><text:span text:style-name="T65">17/5</text:span><text:span text:style-name="T66"><text:tab/></text:span></text:p>
      <text:list text:style-name="LFO6" text:continue-numbering="true">
        <text:list-item>
          <text:p text:style-name="P67">Sleep Style Info</text:p>
          <text:list text:continue-numbering="true">
            <text:list-item>
              <text:p text:style-name="P68">information</text:p>
            </text:list-item>
            <text:list-item>
              <text:p text:style-name="P69">pictures</text:p>
            </text:list-item>
            <text:list-item>
              <text:p text:style-name="P70">buttons</text:p>
            </text:list-item>
          </text:list>
        </text:list-item>
        <text:list-item>
          <text:p text:style-name="P71">Sleep Time is recorded and saved in Schema</text:p>
        </text:list-item>
      </text:list>
      <text:p text:style-name="P72"/>
      <text:p text:style-name="P73"/>
      <text:p text:style-name="Standard"><text:span text:style-name="T74">18/5</text:span><text:span text:style-name="T75"><text:tab/></text:span></text:p>
      <text:list text:style-name="LFO6" text:continue-numbering="true">
        <text:list-item>
          <text:p text:style-name="P76">Test</text:p>
        </text:list-item>
        <text:list-item>
          <text:p text:style-name="P77">Alarms</text:p>
        </text:list-item>
        <text:list-item>
          <text:p text:style-name="P78">Layout</text:p>
        </text:list-item>
      </text:list>
      <text:p text:style-name="P79"/>
      <text:p text:style-name="P80"/>
      <text:p text:style-name="P81"/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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5-18T08:48:00Z</meta:creation-date>
    <dc:date>2012-05-18T08:54:00Z</dc:date>
    <meta:template xlink:href="Normal" xlink:type="simple"/>
    <meta:editing-cycles>4</meta:editing-cycles>
    <meta:editing-duration>PT300S</meta:editing-duration>
    <meta:document-statistic meta:page-count="2" meta:paragraph-count="2" meta:word-count="204" meta:character-count="1369" meta:row-count="9" meta:non-whitespace-character-count="1167"/>
  </office:meta>
</office:document-meta>
</file>